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ed666" officeooo:paragraph-rsid="001ed666"/>
    </style:style>
    <style:style style:name="P3" style:family="paragraph" style:parent-style-name="Table_20_Contents">
      <style:text-properties fo:font-size="12pt" officeooo:rsid="001ed666" officeooo:paragraph-rsid="001ed666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paragraph-rsid="0021a62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1pt" fo:font-style="italic" fo:font-weight="normal" officeooo:rsid="0021a62e" officeooo:paragraph-rsid="0021a62e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rsid="00228580" officeooo:paragraph-rsid="00228580"/>
    </style:style>
    <style:style style:name="P8" style:family="paragraph" style:parent-style-name="Table_20_Contents">
      <style:text-properties officeooo:rsid="001ed666" officeooo:paragraph-rsid="001ed666"/>
    </style:style>
    <style:style style:name="P9" style:family="paragraph" style:parent-style-name="Azione_20_attore">
      <style:text-properties officeooo:rsid="001ed666" officeooo:paragraph-rsid="001ed666"/>
    </style:style>
    <style:style style:name="P10" style:family="paragraph" style:parent-style-name="Azione_20_attore" style:list-style-name="">
      <style:text-properties fo:font-size="12pt" officeooo:rsid="001ed666" officeooo:paragraph-rsid="001ed666" style:font-size-asian="12pt" style:font-size-complex="12pt"/>
    </style:style>
    <style:style style:name="P11" style:family="paragraph" style:parent-style-name="Azione_20_sistema">
      <style:text-properties officeooo:rsid="001ed666" officeooo:paragraph-rsid="001ed666"/>
    </style:style>
    <style:style style:name="T1" style:family="text">
      <style:text-properties officeooo:rsid="00204458"/>
    </style:style>
    <style:style style:name="T2" style:family="text">
      <style:text-properties officeooo:rsid="0021a62e"/>
    </style:style>
    <style:style style:name="T3" style:family="text">
      <style:text-properties fo:color="#000000" officeooo:rsid="000ad213" style:font-name-asian="Times New Roman1" style:font-name-complex="Times New Roman1"/>
    </style:style>
    <style:style style:name="T4" style:family="text">
      <style:text-properties officeooo:rsid="000ad213" style:font-name-asian="Times New Roman1" style:font-name-complex="Times New Roman1"/>
    </style:style>
    <style:style style:name="T5" style:family="text">
      <style:text-properties officeooo:rsid="002285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Elimina <text:span text:style-name="T2">t</text:span>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Responsabile scientifico specializza direttor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5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220704" text:style-name="Numerazione_20_UC">
              <text:list-item text:start-value="1">
                <text:p text:style-name="P9"><text:span text:style-name="T2">L'utente</text:span> accede all'area per la cancellazione di un tirocinante.</text:p>
              </text:list-item>
              <text:list-item>
                <text:p text:style-name="P11">Il sistema <text:span text:style-name="T2">mostra</text:span> una form contenente <text:span text:style-name="T1">la lista di tutti i tirocinanti.</text:span></text:p>
              </text:list-item>
              <text:list-item>
                <text:p text:style-name="P9"><text:span text:style-name="T2">L'utente</text:span><text:span text:style-name="T1"> riceve la lista cancella il tirocinante </text:span><text:span text:style-name="T5">e conferma.</text:span></text:p>
                <text:p text:style-name="P9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0"><text:span text:style-name="T5">Il sistema </text:span>visualizza il messaggio di avvenuta <text:span text:style-name="T5">cancellazion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5">Il sistema</text:span> <text:span text:style-name="T5">deve visualizzare il</text:span> messaggio di avvenuta modifica o di errore <text:span text:style-name="T5">entro</text:span> 20 secondi <text:span text:style-name="T5">dalla conferma della cancellazione.</text:span></text:p>
          </table:table-cell>
        </table:table-row>
      </table:table>
      <text:p text:style-name="P6">Eliminazione di un tirocinante dalla lista di disponibilità per l'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4</meta:editing-cycles>
    <meta:generator>LibreOffice/3.6$Windows_x86 LibreOffice_project/da8c1e6-fd468f4-454e206-f42a4a9-143cfd</meta:generator>
    <dc:date>2012-10-26T18:07:36.05</dc:date>
    <dc:creator>Mariella </dc:creator>
    <meta:document-statistic meta:table-count="1" meta:image-count="0" meta:object-count="0" meta:page-count="1" meta:paragraph-count="19" meta:word-count="125" meta:character-count="883" meta:non-whitespace-character-count="780"/>
  </office:meta>
</office:document-meta>
</file>